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31.44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144.6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27.2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32"/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7" style:family="table-cell" style:parent-style-name="Default">
      <style:text-properties fo:color="#6a8759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2"/>
        <table:table-column table:style-name="co7" table:default-cell-style-name="ce1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office:value-type="string" calcext:value-type="string">
            <text:p>number pore gri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id_size [bit]</text:p>
          </table:table-cell>
          <table:table-cell office:value-type="string" calcext:value-type="string">
            <text:p>num_grids</text:p>
          </table:table-cell>
          <table:table-cell table:style-name="Default" office:value-type="string" calcext:value-type="string">
            <text:p>Grid_size [µm]</text:p>
          </table:table-cell>
          <table:table-cell table:style-name="Default" office:value-type="string" calcext:value-type="string">
            <text:p>Grid_area [µm²]</text:p>
          </table:table-cell>
          <table:table-cell office:value-type="string" calcext:value-type="string">
            <text:p>Threshold Absolut [pixels]</text:p>
          </table:table-cell>
          <table:table-cell table:style-name="Default" office:value-type="string" calcext:value-type="string">
            <text:p>Threshold_relative [% pixel]</text:p>
          </table:table-cell>
          <table:table-cell table:style-name="Default" office:value-type="string" calcext:value-type="string">
            <text:p>Pore_area [µm²]</text:p>
          </table:table-cell>
          <table:table-cell table:style-name="Default" office:value-type="string" calcext:value-type="string">
            <text:p>Projected_Pore_diameter [µm]</text:p>
          </table:table-cell>
          <table:table-cell office:value-type="string" calcext:value-type="string">
            <text:p>ZP4</text:p>
          </table:table-cell>
          <table:table-cell office:value-type="string" calcext:value-type="string">
            <text:p>ZP1</text:p>
          </table:table-cell>
          <table:table-cell office:value-type="string" calcext:value-type="string">
            <text:p>ZP2</text:p>
          </table:table-cell>
          <table:table-cell office:value-type="string" calcext:value-type="string">
            <text:p>ZP3</text:p>
          </table:table-cell>
          <table:table-cell office:value-type="string" calcext:value-type="string">
            <text:p>ZP5</text:p>
          </table:table-cell>
          <table:table-cell office:value-type="string" calcext:value-type="string">
            <text:p>ZP6</text:p>
          </table:table-cell>
          <table:table-cell office:value-type="string" calcext:value-type="string">
            <text:p>ZP7</text:p>
          </table:table-cell>
          <table:table-cell office:value-type="string" calcext:value-type="string">
            <text:p>ZP9</text:p>
          </table:table-cell>
          <table:table-cell office:value-type="string" calcext:value-type="string">
            <text:p>size_circle [bit]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 ROUNDUP([.$R$2]/[.A3];0)" office:value-type="float" office:value="4" calcext:value-type="float">
            <text:p>4</text:p>
          </table:table-cell>
          <table:table-cell table:formula="of:= [.A3]*[.R$3]" office:value-type="float" office:value="1984.12698412698" calcext:value-type="float">
            <text:p>1984.1</text:p>
          </table:table-cell>
          <table:table-cell table:formula="of:=[.C3]*[.C3]" office:value-type="float" office:value="3936759.88914084" calcext:value-type="float">
            <text:p>3936759.9</text:p>
          </table:table-cell>
          <table:table-cell office:value-type="float" office:value="100" calcext:value-type="float">
            <text:p>100</text:p>
          </table:table-cell>
          <table:table-cell table:formula="of:= [.E3]/([.A3]*[.A3])" office:value-type="percentage" office:value="0.0004" calcext:value-type="percentage">
            <text:p>0.04%</text:p>
          </table:table-cell>
          <table:table-cell table:formula="of:=[.E3]*[.$R$3]*[.$R$3]" office:value-type="float" office:value="1574.70395565634" calcext:value-type="float">
            <text:p>1574.7</text:p>
          </table:table-cell>
          <table:table-cell table:formula="of:=SQRT(4*[.G3]/PI())" office:value-type="float" office:value="44.7769510752188" calcext:value-type="float">
            <text:p>45</text:p>
          </table:table-cell>
          <table:table-cell table:number-columns-repeated="8"/>
          <table:table-cell office:value-type="string" calcext:value-type="string">
            <text:p>bit in µm</text:p>
          </table:table-cell>
          <table:table-cell table:formula="of:= 1/0.252" office:value-type="float" office:value="3.96825396825397" calcext:value-type="float">
            <text:p>3.96825396825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 ROUNDUP([.$R$2]/[.A4];0)" office:value-type="float" office:value="5" calcext:value-type="float">
            <text:p>5</text:p>
          </table:table-cell>
          <table:table-cell table:formula="of:= [.A4]*[.R$3]" office:value-type="float" office:value="1587.30158730159" calcext:value-type="float">
            <text:p>1587.3</text:p>
          </table:table-cell>
          <table:table-cell table:formula="of:=[.C4]*[.C4]" office:value-type="float" office:value="2519526.32905014" calcext:value-type="float">
            <text:p>2519526.3</text:p>
          </table:table-cell>
          <table:table-cell office:value-type="float" office:value="100" calcext:value-type="float">
            <text:p>100</text:p>
          </table:table-cell>
          <table:table-cell table:formula="of:= [.E4]/([.A4]*[.A4])" office:value-type="percentage" office:value="0.000625" calcext:value-type="percentage">
            <text:p>0.06%</text:p>
          </table:table-cell>
          <table:table-cell table:formula="of:=[.E4]*[.$R$3]*[.$R$3]" office:value-type="float" office:value="1574.70395565634" calcext:value-type="float">
            <text:p>1574.7</text:p>
          </table:table-cell>
          <table:table-cell table:formula="of:=SQRT(4*[.G4]/PI())" office:value-type="float" office:value="44.7769510752188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ROUNDUP([.$R$2]/[.A5];0)" office:value-type="float" office:value="6" calcext:value-type="float">
            <text:p>6</text:p>
          </table:table-cell>
          <table:table-cell table:formula="of:= [.A5]*[.R$3]" office:value-type="float" office:value="1190.47619047619" calcext:value-type="float">
            <text:p>1190.5</text:p>
          </table:table-cell>
          <table:table-cell table:formula="of:=[.C5]*[.C5]" office:value-type="float" office:value="1417233.5600907" calcext:value-type="float">
            <text:p>1417233.6</text:p>
          </table:table-cell>
          <table:table-cell office:value-type="float" office:value="100" calcext:value-type="float">
            <text:p>100</text:p>
          </table:table-cell>
          <table:table-cell table:formula="of:= [.E5]/([.A5]*[.A5])" office:value-type="percentage" office:value="0.00111111111111111" calcext:value-type="percentage">
            <text:p>0.11%</text:p>
          </table:table-cell>
          <table:table-cell table:formula="of:=[.E5]*[.$R$3]*[.$R$3]" office:value-type="float" office:value="1574.70395565634" calcext:value-type="float">
            <text:p>1574.7</text:p>
          </table:table-cell>
          <table:table-cell table:formula="of:=SQRT(4*[.G5]/PI())" office:value-type="float" office:value="44.7769510752188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ROUNDUP([.$R$2]/[.A6];0)" office:value-type="float" office:value="7" calcext:value-type="float">
            <text:p>7</text:p>
          </table:table-cell>
          <table:table-cell table:formula="of:= [.A6]*[.R$3]" office:value-type="float" office:value="992.063492063492" calcext:value-type="float">
            <text:p>992.1</text:p>
          </table:table-cell>
          <table:table-cell table:formula="of:=[.C6]*[.C6]" office:value-type="float" office:value="984189.97228521" calcext:value-type="float">
            <text:p>984190.0</text:p>
          </table:table-cell>
          <table:table-cell office:value-type="float" office:value="130" calcext:value-type="float">
            <text:p>130</text:p>
          </table:table-cell>
          <table:table-cell table:formula="of:= [.E6]/([.A6]*[.A6])" office:value-type="percentage" office:value="0.00208" calcext:value-type="percentage">
            <text:p>0.21%</text:p>
          </table:table-cell>
          <table:table-cell table:formula="of:=[.E6]*[.$R$3]*[.$R$3]" office:value-type="float" office:value="2047.11514235324" calcext:value-type="float">
            <text:p>2047.1</text:p>
          </table:table-cell>
          <table:table-cell table:formula="of:=SQRT(4*[.G6]/PI())" office:value-type="float" office:value="51.0535792268309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 ROUNDUP([.$R$2]/[.A7];0)" office:value-type="float" office:value="3" calcext:value-type="float">
            <text:p>3</text:p>
          </table:table-cell>
          <table:table-cell table:formula="of:= [.A7]*[.R$3]" office:value-type="float" office:value="2380.95238095238" calcext:value-type="float">
            <text:p>2381.0</text:p>
          </table:table-cell>
          <table:table-cell table:formula="of:=[.C7]*[.C7]" office:value-type="float" office:value="5668934.24036281" calcext:value-type="float">
            <text:p>5668934.2</text:p>
          </table:table-cell>
          <table:table-cell office:value-type="float" office:value="125" calcext:value-type="float">
            <text:p>125</text:p>
          </table:table-cell>
          <table:table-cell table:formula="of:= [.E7]/([.A7]*[.A7])" office:value-type="percentage" office:value="0.000347222222222222" calcext:value-type="percentage">
            <text:p>0.03%</text:p>
          </table:table-cell>
          <table:table-cell table:formula="of:=[.E7]*[.$R$3]*[.$R$3]" office:value-type="float" office:value="1968.37994457042" calcext:value-type="float">
            <text:p>1968.4</text:p>
          </table:table-cell>
          <table:table-cell table:formula="of:=SQRT(4*[.G7]/PI())" office:value-type="float" office:value="50.0621532146857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 ROUNDUP([.$R$2]/[.A8];0)" office:value-type="float" office:value="3" calcext:value-type="float">
            <text:p>3</text:p>
          </table:table-cell>
          <table:table-cell table:formula="of:= [.A8]*[.R$3]" office:value-type="float" office:value="2313.49206349206" calcext:value-type="float">
            <text:p>2313.5</text:p>
          </table:table-cell>
          <table:table-cell table:formula="of:=[.C8]*[.C8]" office:value-type="float" office:value="5352245.52784077" calcext:value-type="float">
            <text:p>5352245.5</text:p>
          </table:table-cell>
          <table:table-cell office:value-type="float" office:value="125" calcext:value-type="float">
            <text:p>125</text:p>
          </table:table-cell>
          <table:table-cell table:formula="of:= [.E8]/([.A8]*[.A8])" office:value-type="percentage" office:value="0.000367767123972826" calcext:value-type="percentage">
            <text:p>0.04%</text:p>
          </table:table-cell>
          <table:table-cell table:formula="of:=[.E8]*[.$R$3]*[.$R$3]" office:value-type="float" office:value="1968.37994457042" calcext:value-type="float">
            <text:p>1968.4</text:p>
          </table:table-cell>
          <table:table-cell table:formula="of:=SQRT(4*[.G8]/PI())" office:value-type="float" office:value="50.0621532146857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 ROUNDUP([.$R$2]/[.A9];0)" office:value-type="float" office:value="2" calcext:value-type="float">
            <text:p>2</text:p>
          </table:table-cell>
          <table:table-cell table:formula="of:= [.A9]*[.R$3]" office:value-type="float" office:value="3468.25396825397" calcext:value-type="float">
            <text:p>3468.3</text:p>
          </table:table-cell>
          <table:table-cell table:formula="of:=[.C9]*[.C9]" office:value-type="float" office:value="12028785.5883094" calcext:value-type="float">
            <text:p>12028785.6</text:p>
          </table:table-cell>
          <table:table-cell office:value-type="float" office:value="125" calcext:value-type="float">
            <text:p>125</text:p>
          </table:table-cell>
          <table:table-cell table:formula="of:= [.E9]/([.A9]*[.A9])" office:value-type="percentage" office:value="0.000163639124674685" calcext:value-type="percentage">
            <text:p>0.02%</text:p>
          </table:table-cell>
          <table:table-cell table:formula="of:=[.E9]*[.$R$3]*[.$R$3]" office:value-type="float" office:value="1968.37994457042" calcext:value-type="float">
            <text:p>1968.4</text:p>
          </table:table-cell>
          <table:table-cell table:formula="of:=SQRT(4*[.G9]/PI())" office:value-type="float" office:value="50.0621532146857" calcext:value-type="float">
            <text:p>50</text:p>
          </table:table-cell>
          <table:table-cell office:value-type="float" office:value="617" calcext:value-type="float">
            <text:p>617</text:p>
          </table:table-cell>
          <table:table-cell office:value-type="float" office:value="707" calcext:value-type="float">
            <text:p>707</text:p>
          </table:table-cell>
          <table:table-cell office:value-type="float" office:value="1093" calcext:value-type="float">
            <text:p>1093</text:p>
          </table:table-cell>
          <table:table-cell office:value-type="float" office:value="1461" calcext:value-type="float">
            <text:p>1461</text:p>
          </table:table-cell>
          <table:table-cell table:number-columns-repeated="5"/>
          <table:table-cell table:formula="of:=1748/3" office:value-type="float" office:value="582.666666666667" calcext:value-type="float">
            <text:p>582.666666666667</text:p>
          </table:table-cell>
        </table:table-row>
        <table:table-row table:style-name="ro1">
          <table:table-cell/>
          <table:table-cell table:formula="of:= ROUNDUP([.$R$2]/[.A10];0)" office:value-type="string" office:string-value="" calcext:value-type="error">
            <text:p>#DIV/0!</text:p>
          </table:table-cell>
          <table:table-cell table:formula="of:= [.A10]*[.R$3]" office:value-type="float" office:value="0" calcext:value-type="float">
            <text:p>0.0</text:p>
          </table:table-cell>
          <table:table-cell table:formula="of:=[.C10]*[.C10]" office:value-type="float" office:value="0" calcext:value-type="float">
            <text:p>0.0</text:p>
          </table:table-cell>
          <table:table-cell/>
          <table:table-cell table:formula="of:= [.E10]/([.A10]*[.A10])" office:value-type="string" office:string-value="" calcext:value-type="error">
            <text:p>#DIV/0!</text:p>
          </table:table-cell>
          <table:table-cell table:formula="of:=[.E10]*[.$R$3]*[.$R$3]" office:value-type="float" office:value="0" calcext:value-type="float">
            <text:p>0.0</text:p>
          </table:table-cell>
          <table:table-cell table:formula="of:=SQRT(4*[.G10]/PI())" office:value-type="float" office:value="0" calcext:value-type="float">
            <text:p>0</text:p>
          </table:table-cell>
          <table:table-cell table:number-columns-repeated="9"/>
          <table:table-cell table:formula="of:=1748/2" office:value-type="float" office:value="874" calcext:value-type="float">
            <text:p>874</text:p>
          </table:table-cell>
        </table:table-row>
        <table:table-row table:style-name="ro1">
          <table:table-cell/>
          <table:table-cell table:formula="of:= ROUNDUP([.$R$2]/[.A11];0)" office:value-type="string" office:string-value="" calcext:value-type="error">
            <text:p>#DIV/0!</text:p>
          </table:table-cell>
          <table:table-cell table:formula="of:= [.A11]*[.R$3]" office:value-type="float" office:value="0" calcext:value-type="float">
            <text:p>0.0</text:p>
          </table:table-cell>
          <table:table-cell table:formula="of:=[.C11]*[.C11]" office:value-type="float" office:value="0" calcext:value-type="float">
            <text:p>0.0</text:p>
          </table:table-cell>
          <table:table-cell/>
          <table:table-cell table:formula="of:= [.E11]/([.A11]*[.A11])" office:value-type="string" office:string-value="" calcext:value-type="error">
            <text:p>#DIV/0!</text:p>
          </table:table-cell>
          <table:table-cell table:formula="of:=[.E11]*[.$R$3]*[.$R$3]" office:value-type="float" office:value="0" calcext:value-type="float">
            <text:p>0.0</text:p>
          </table:table-cell>
          <table:table-cell table:formula="of:=SQRT(4*[.G11]/PI()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formula="of:= ROUNDUP([.$R$2]/[.A12];0)" office:value-type="string" office:string-value="" calcext:value-type="error">
            <text:p>#DIV/0!</text:p>
          </table:table-cell>
          <table:table-cell table:formula="of:= [.A12]*[.R$3]" office:value-type="float" office:value="0" calcext:value-type="float">
            <text:p>0.0</text:p>
          </table:table-cell>
          <table:table-cell table:formula="of:=[.C12]*[.C12]" office:value-type="float" office:value="0" calcext:value-type="float">
            <text:p>0.0</text:p>
          </table:table-cell>
          <table:table-cell/>
          <table:table-cell table:formula="of:= [.E12]/([.A12]*[.A12])" office:value-type="string" office:string-value="" calcext:value-type="error">
            <text:p>#DIV/0!</text:p>
          </table:table-cell>
          <table:table-cell table:formula="of:=[.E12]*[.$R$3]*[.$R$3]" office:value-type="float" office:value="0" calcext:value-type="float">
            <text:p>0.0</text:p>
          </table:table-cell>
          <table:table-cell table:formula="of:=SQRT(4*[.G12]/PI()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formula="of:= ROUNDUP([.$R$2]/[.A13];0)" office:value-type="string" office:string-value="" calcext:value-type="error">
            <text:p>#DIV/0!</text:p>
          </table:table-cell>
          <table:table-cell table:formula="of:= [.A13]*[.R$3]" office:value-type="float" office:value="0" calcext:value-type="float">
            <text:p>0.0</text:p>
          </table:table-cell>
          <table:table-cell table:formula="of:=[.C13]*[.C13]" office:value-type="float" office:value="0" calcext:value-type="float">
            <text:p>0.0</text:p>
          </table:table-cell>
          <table:table-cell/>
          <table:table-cell table:formula="of:= [.E13]/([.A13]*[.A13])" office:value-type="string" office:string-value="" calcext:value-type="error">
            <text:p>#DIV/0!</text:p>
          </table:table-cell>
          <table:table-cell table:formula="of:=[.E13]*[.$R$3]*[.$R$3]" office:value-type="float" office:value="0" calcext:value-type="float">
            <text:p>0.0</text:p>
          </table:table-cell>
          <table:table-cell table:formula="of:=SQRT(4*[.G13]/PI())" office:value-type="float" office:value="0" calcext:value-type="float">
            <text:p>0</text:p>
          </table:table-cell>
          <table:table-cell table:number-columns-repeated="10"/>
        </table:table-row>
      </table:table>
      <table:table table:name="Sheet2" table:style-name="ta1">
        <table:table-column table:style-name="co13" table:number-columns-repeated="16" table:default-cell-style-name="Default"/>
        <table:table-row table:style-name="ro1">
          <table:table-cell/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Link </text:p>
          </table:table-cell>
          <table:table-cell table:number-columns-repeated="9"/>
          <table:table-cell office:value-type="string" calcext:value-type="string">
            <text:p>Link andere Bilder</text:p>
          </table:table-cell>
        </table:table-row>
        <table:table-row table:style-name="ro1">
          <table:table-cell office:value-type="string" calcext:value-type="string">
            <text:p>ZP1</text:p>
          </table:table-cell>
          <table:table-cell office:value-type="float" office:value="23" calcext:value-type="float">
            <text:p>23</text:p>
          </table:table-cell>
          <table:table-cell office:value-type="float" office:value="526" calcext:value-type="float">
            <text:p>526</text:p>
          </table:table-cell>
          <table:table-cell office:value-type="float" office:value="112" calcext:value-type="float">
            <text:p>1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'/home/jan/Documents/Trainingsdaten/ZPs/ZP1/201315_ZP1_Bildstapel_50µm_700x746_1980bis7760/ZP1_with_stl_circle0.tif'</text:p>
          </table:table-cell>
          <table:table-cell table:number-columns-repeated="9"/>
          <table:table-cell table:style-name="ce7" office:value-type="string" calcext:value-type="string">
            <text:p>'/home/jan/Documents/Trainingsdaten/ZPs/ZP1/201315_ZP1_Bildstapel_50µm_700x746_1980bis7760/201315_ZP1_Bildstapel_50µm_700x746_1980bis7760_'</text:p>
          </table:table-cell>
        </table:table-row>
        <table:table-row table:style-name="ro1">
          <table:table-cell office:value-type="string" calcext:value-type="string">
            <text:p>ZP2</text:p>
          </table:table-cell>
          <table:table-cell office:value-type="float" office:value="63" calcext:value-type="float">
            <text:p>63</text:p>
          </table:table-cell>
          <table:table-cell office:value-type="float" office:value="654" calcext:value-type="float">
            <text:p>654</text:p>
          </table:table-cell>
          <table:table-cell office:value-type="float" office:value="41" calcext:value-type="float">
            <text:p>4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'/home/jan/Documents/Trainingsdaten/ZPs/ZP2/201315_ZP2_Bildstapel_50µm_700x746_2000bis7755/ZP2_with_stl_circle0.tif'</text:p>
          </table:table-cell>
          <table:table-cell table:number-columns-repeated="9"/>
          <table:table-cell table:style-name="ce7" office:value-type="string" calcext:value-type="string">
            <text:p>'/home/jan/Documents/Trainingsdaten/ZPs/ZP2/201315_ZP2_Bildstapel_50µm_700x746_2000bis7755/201315_ZP2_Bildstapel_50µm_700x746_2000bis7755_'</text:p>
          </table:table-cell>
        </table:table-row>
        <table:table-row table:style-name="ro1">
          <table:table-cell office:value-type="string" calcext:value-type="string">
            <text:p>ZP3</text:p>
          </table:table-cell>
          <table:table-cell office:value-type="float" office:value="94" calcext:value-type="float">
            <text:p>94</text:p>
          </table:table-cell>
          <table:table-cell office:value-type="float" office:value="665" calcext:value-type="float">
            <text:p>665</text:p>
          </table:table-cell>
          <table:table-cell office:value-type="float" office:value="86" calcext:value-type="float">
            <text:p>8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'/home/jan/Documents/Trainingsdaten/ZPs/ZP3/201315_ZP3_Bildstapel_50µm_700x746_1995bis7755/ZP3_with_stl_circle0.tif'</text:p>
          </table:table-cell>
          <table:table-cell table:number-columns-repeated="9"/>
          <table:table-cell table:style-name="ce7" office:value-type="string" calcext:value-type="string">
            <text:p>'/home/jan/Documents/Trainingsdaten/ZPs/ZP3/201315_ZP3_Bildstapel_50µm_700x746_1995bis7755/201315_ZP3_Bildstapel_50µm_700x746_1995bis7755_'</text:p>
          </table:table-cell>
        </table:table-row>
        <table:table-row table:style-name="ro1">
          <table:table-cell office:value-type="string" calcext:value-type="string">
            <text:p>ZP4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90" calcext:value-type="float">
            <text:p>90</text:p>
          </table:table-cell>
          <table:table-cell office:value-type="float" office:value="626" calcext:value-type="float">
            <text:p>626</text:p>
          </table:table-cell>
          <table:table-cell table:style-name="ce7" office:value-type="string" calcext:value-type="string">
            <text:p>'/home/jan/Documents/Trainingsdaten/ZPs/ZP4/200113_ZP4_Bildstapel_50µm_700x746_1905bis7905/mitGitter_0.tif'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P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P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P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P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P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8:17:52.760689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2:10:01.100062164</meta:creation-date>
    <dc:date>2020-01-20T19:46:43.913879390</dc:date>
    <meta:editing-duration>PT51M21S</meta:editing-duration>
    <meta:editing-cycles>5</meta:editing-cycles>
    <meta:generator>LibreOffice/6.0.7.3$Linux_X86_64 LibreOffice_project/00m0$Build-3</meta:generator>
    <meta:document-statistic meta:table-count="2" meta:cell-count="145" meta:object-count="0"/>
  </office:meta>
</office:document-meta>
</file>